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reateData" table:style-name="ta1">
        <table:shapes>
          <draw:frame draw:z-index="0" draw:style-name="gr1" draw:text-style-name="P1" svg:width="300mm" svg:height="198.2mm" svg:x="0mm" svg:y="25.58mm">
            <draw:object draw:notify-on-update-of-ranges="createData.A2:createData.A5 createData.E2:createData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99" calcext:value-type="float">
            <text:p>0.599</text:p>
          </table:table-cell>
          <table:table-cell office:value-type="float" office:value="0.999" calcext:value-type="float">
            <text:p>0.999</text:p>
          </table:table-cell>
          <table:table-cell office:value-type="float" office:value="0.2" calcext:value-type="float">
            <text:p>0.2</text:p>
          </table:table-cell>
          <table:table-cell table:formula="of:=[.C2]+[.D2]" office:value-type="float" office:value="1.199" calcext:value-type="float">
            <text:p>1.1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589" calcext:value-type="float">
            <text:p>5.589</text:p>
          </table:table-cell>
          <table:table-cell office:value-type="float" office:value="9.683" calcext:value-type="float">
            <text:p>9.683</text:p>
          </table:table-cell>
          <table:table-cell office:value-type="float" office:value="2.056" calcext:value-type="float">
            <text:p>2.056</text:p>
          </table:table-cell>
          <table:table-cell table:formula="of:=[.C3]+[.D3]" office:value-type="float" office:value="11.739" calcext:value-type="float">
            <text:p>11.73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.308" calcext:value-type="float">
            <text:p>56.308</text:p>
          </table:table-cell>
          <table:table-cell office:value-type="float" office:value="97.345" calcext:value-type="float">
            <text:p>97.345</text:p>
          </table:table-cell>
          <table:table-cell office:value-type="float" office:value="19.891" calcext:value-type="float">
            <text:p>19.891</text:p>
          </table:table-cell>
          <table:table-cell table:formula="of:=[.C4]+[.D4]" office:value-type="float" office:value="117.236" calcext:value-type="float">
            <text:p>117.23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4.802" calcext:value-type="float">
            <text:p>564.802</text:p>
          </table:table-cell>
          <table:table-cell office:value-type="float" office:value="971.639" calcext:value-type="float">
            <text:p>971.639</text:p>
          </table:table-cell>
          <table:table-cell office:value-type="float" office:value="199.608" calcext:value-type="float">
            <text:p>199.608</text:p>
          </table:table-cell>
          <table:table-cell table:formula="of:=[.C5]+[.D5]" office:value-type="float" office:value="1171.247" calcext:value-type="float">
            <text:p>1171.247</text:p>
          </table:table-cell>
        </table:table-row>
      </table:table>
      <table:table table:name="createDataAds" table:style-name="ta1">
        <table:shapes>
          <draw:frame draw:z-index="0" draw:style-name="gr1" draw:text-style-name="P1" svg:width="300mm" svg:height="198.2mm" svg:x="0mm" svg:y="27.09mm">
            <draw:object draw:notify-on-update-of-ranges="createDataAds.A2:createDataAds.A5 createDataAds.E2:createDataAds.E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4" calcext:value-type="float">
            <text:p>0.724</text:p>
          </table:table-cell>
          <table:table-cell office:value-type="float" office:value="1.092" calcext:value-type="float">
            <text:p>1.092</text:p>
          </table:table-cell>
          <table:table-cell office:value-type="float" office:value="0.231" calcext:value-type="float">
            <text:p>0.231</text:p>
          </table:table-cell>
          <table:table-cell table:formula="of:=[.C2]+[.D2]" office:value-type="float" office:value="1.323" calcext:value-type="float">
            <text:p>1.32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45" calcext:value-type="float">
            <text:p>6.845</text:p>
          </table:table-cell>
          <table:table-cell office:value-type="float" office:value="10.495" calcext:value-type="float">
            <text:p>10.495</text:p>
          </table:table-cell>
          <table:table-cell office:value-type="float" office:value="2.151" calcext:value-type="float">
            <text:p>2.151</text:p>
          </table:table-cell>
          <table:table-cell table:formula="of:=[.C3]+[.D3]" office:value-type="float" office:value="12.646" calcext:value-type="float">
            <text:p>12.6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.37" calcext:value-type="float">
            <text:p>69.37</text:p>
          </table:table-cell>
          <table:table-cell office:value-type="float" office:value="105.257" calcext:value-type="float">
            <text:p>105.257</text:p>
          </table:table-cell>
          <table:table-cell office:value-type="float" office:value="21.263" calcext:value-type="float">
            <text:p>21.263</text:p>
          </table:table-cell>
          <table:table-cell table:formula="of:=[.C4]+[.D4]" office:value-type="float" office:value="126.52" calcext:value-type="float">
            <text:p>126.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83.142" calcext:value-type="float">
            <text:p>683.142</text:p>
          </table:table-cell>
          <table:table-cell office:value-type="float" office:value="1050.926" calcext:value-type="float">
            <text:p>1050.926</text:p>
          </table:table-cell>
          <table:table-cell office:value-type="float" office:value="211.82" calcext:value-type="float">
            <text:p>211.82</text:p>
          </table:table-cell>
          <table:table-cell table:formula="of:=[.C5]+[.D5]" office:value-type="float" office:value="1262.746" calcext:value-type="float">
            <text:p>1262.746</text:p>
          </table:table-cell>
        </table:table-row>
      </table:table>
      <table:table table:name="sendTokensFast" table:style-name="ta1">
        <table:shapes>
          <draw:frame draw:z-index="0" draw:style-name="gr1" draw:text-style-name="P1" svg:width="300mm" svg:height="198mm" svg:x="0.01mm" svg:y="26.83mm">
            <draw:object draw:notify-on-update-of-ranges="sendTokensFast.A2:sendTokensFast.A5 sendTokensFast.E2:sendTokensFast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 of T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SUM User+Sy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3" calcext:value-type="float">
            <text:p>0.703</text:p>
          </table:table-cell>
          <table:table-cell office:value-type="float" office:value="1.068" calcext:value-type="float">
            <text:p>1.068</text:p>
          </table:table-cell>
          <table:table-cell office:value-type="float" office:value="0.219" calcext:value-type="float">
            <text:p>0.219</text:p>
          </table:table-cell>
          <table:table-cell table:formula="of:=[.C2]+[.D2]" office:value-type="float" office:value="1.287" calcext:value-type="float">
            <text:p>1.2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905" calcext:value-type="float">
            <text:p>6.905</text:p>
          </table:table-cell>
          <table:table-cell office:value-type="float" office:value="10.547" calcext:value-type="float">
            <text:p>10.547</text:p>
          </table:table-cell>
          <table:table-cell office:value-type="float" office:value="2.191" calcext:value-type="float">
            <text:p>2.191</text:p>
          </table:table-cell>
          <table:table-cell table:formula="of:=[.C3]+[.D3]" office:value-type="float" office:value="12.738" calcext:value-type="float">
            <text:p>12.73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8.821" calcext:value-type="float">
            <text:p>68.821</text:p>
          </table:table-cell>
          <table:table-cell office:value-type="float" office:value="105.199" calcext:value-type="float">
            <text:p>105.199</text:p>
          </table:table-cell>
          <table:table-cell office:value-type="float" office:value="21.311" calcext:value-type="float">
            <text:p>21.311</text:p>
          </table:table-cell>
          <table:table-cell table:formula="of:=[.C4]+[.D4]" office:value-type="float" office:value="126.51" calcext:value-type="float">
            <text:p>126.5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08.222" calcext:value-type="float">
            <text:p>708.222</text:p>
          </table:table-cell>
          <table:table-cell office:value-type="float" office:value="1050.948" calcext:value-type="float">
            <text:p>1050.948</text:p>
          </table:table-cell>
          <table:table-cell office:value-type="float" office:value="212.168" calcext:value-type="float">
            <text:p>212.168</text:p>
          </table:table-cell>
          <table:table-cell table:formula="of:=[.C5]+[.D5]" office:value-type="float" office:value="1263.116" calcext:value-type="float">
            <text:p>1263.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 style:data-style-name="N2" text:time-value="18:25:25.540892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5:43:44.990752850</meta:creation-date>
    <dc:date>2018-04-30T20:52:00.572058616</dc:date>
    <meta:editing-duration>PT7H43M52S</meta:editing-duration>
    <meta:editing-cycles>10</meta:editing-cycles>
    <meta:generator>LibreOffice/5.4.6.2$Linux_X86_64 LibreOffice_project/40$Build-2</meta:generator>
    <meta:document-statistic meta:table-count="3" meta:cell-count="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2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01cm" svg:height="19.801cm" xlink:href=".." xlink:type="simple" chart:class="chart:scatter" chart:style-name="ch1">
        <chart:plot-area chart:style-name="ch2" table:cell-range-address="sendTokensFast.A2:sendTokensFast.A5 sendTokensFast.E2:sendTokensFast.E5" chart:data-source-has-labels="both" svg:x="2.889cm" svg:y="0.549cm" svg:width="25.85cm" svg:height="16.601cm">
          <chartooo:coordinate-region svg:x="3.881cm" svg:y="0.749cm" svg:width="24.393cm" svg:height="15.754cm"/>
          <chart:axis chart:dimension="x" chart:name="primary-x" chart:style-name="ch3" chartooo:axis-type="auto">
            <chart:title svg:x="11.098cm" svg:y="17.547cm" chart:style-name="ch4">
              <text:p>Number of Transactions</text:p>
            </chart:title>
            <chart:categories table:cell-range-address="sendTokensFast.A2:sendTokensFast.A5"/>
            <chart:grid chart:style-name="ch5" chart:class="major"/>
          </chart:axis>
          <chart:axis chart:dimension="y" chart:name="primary-y" chart:style-name="ch3">
            <chart:title svg:x="0.828cm" svg:y="14.161cm" chart:style-name="ch6">
              <text:p>Execution Time in Seconds</text:p>
            </chart:title>
            <chart:grid chart:style-name="ch5" chart:class="major"/>
          </chart:axis>
          <chart:series chart:style-name="ch7" chart:values-cell-range-address="sendTokensFast.E2:sendTokensFast.E5" loext:label-string="sendtokensfast" chart:class="chart:scatter">
            <chart:domain table:cell-range-address="sendTokensFast.A2:sendTokensFast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dtokensfast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endTokensFast.A2:sendTokensFast.A5</svg:desc>
                </draw:g>
              </table:table-cell>
              <table:table-cell office:value-type="float" office:value="1.287">
                <text:p>1.287</text:p>
                <draw:g>
                  <svg:desc>sendTokensFast.E2:sendTokensFast.E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738">
                <text:p>12.73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6.51">
                <text:p>126.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63.116">
                <text:p>1263.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2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01cm" svg:height="19.821cm" xlink:href=".." xlink:type="simple" chart:class="chart:scatter" chart:style-name="ch1">
        <chart:plot-area chart:style-name="ch2" table:cell-range-address="createDataAds.A2:createDataAds.A5 createDataAds.E2:createDataAds.E5" chart:data-source-has-labels="both" svg:x="2.891cm" svg:y="0.553cm" svg:width="26.753cm" svg:height="17.195cm">
          <chartooo:coordinate-region svg:x="3.883cm" svg:y="0.753cm" svg:width="25.296cm" svg:height="16.348cm"/>
          <chart:axis chart:dimension="x" chart:name="primary-x" chart:style-name="ch3" chartooo:axis-type="auto">
            <chart:title svg:x="11.551cm" svg:y="18.145cm" chart:style-name="ch4">
              <text:p>Number of Transactions</text:p>
            </chart:title>
            <chart:categories table:cell-range-address="createDataAds.A2:createDataAds.A5"/>
            <chart:grid chart:style-name="ch5" chart:class="major"/>
          </chart:axis>
          <chart:axis chart:dimension="y" chart:name="primary-y" chart:style-name="ch3">
            <chart:title svg:x="0.83cm" svg:y="14.462cm" chart:style-name="ch6">
              <text:p>Execution Time in Seconds</text:p>
            </chart:title>
            <chart:grid chart:style-name="ch5" chart:class="major"/>
          </chart:axis>
          <chart:series chart:style-name="ch7" chart:values-cell-range-address="createDataAds.E2:createDataAds.E5" loext:label-string="createdataads" chart:class="chart:scatter">
            <chart:domain table:cell-range-address="createDataAds.A2:createDataAds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dataads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reateDataAds.A2:createDataAds.A5</svg:desc>
                </draw:g>
              </table:table-cell>
              <table:table-cell office:value-type="float" office:value="1.323">
                <text:p>1.323</text:p>
                <draw:g>
                  <svg:desc>createDataAds.E2:createDataAds.E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646">
                <text:p>12.64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6.52">
                <text:p>126.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262.746">
                <text:p>1262.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24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01cm" svg:height="19.821cm" xlink:href=".." xlink:type="simple" chart:class="chart:scatter" chart:style-name="ch1">
        <chart:plot-area chart:style-name="ch2" table:cell-range-address="createData.A2:createData.A5 createData.E2:createData.E5" chart:data-source-has-labels="both" svg:x="2.891cm" svg:y="0.553cm" svg:width="26.753cm" svg:height="17.195cm">
          <chartooo:coordinate-region svg:x="3.883cm" svg:y="0.753cm" svg:width="25.296cm" svg:height="16.348cm"/>
          <chart:axis chart:dimension="x" chart:name="primary-x" chart:style-name="ch3" chartooo:axis-type="auto">
            <chart:title svg:x="11.551cm" svg:y="18.145cm" chart:style-name="ch4">
              <text:p>Number of Transactions</text:p>
            </chart:title>
            <chart:categories table:cell-range-address="createData.A2:createData.A5"/>
            <chart:grid chart:style-name="ch5" chart:class="major"/>
          </chart:axis>
          <chart:axis chart:dimension="y" chart:name="primary-y" chart:style-name="ch3">
            <chart:title svg:x="0.83cm" svg:y="14.462cm" chart:style-name="ch6">
              <text:p>Execution Time in Seconds</text:p>
            </chart:title>
            <chart:grid chart:style-name="ch5" chart:class="major"/>
          </chart:axis>
          <chart:series chart:style-name="ch7" chart:values-cell-range-address="createData.E2:createData.E5" loext:label-string="createdata" chart:class="chart:scatter">
            <chart:domain table:cell-range-address="createData.A2:createData.A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data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reateData.A2:createData.A5</svg:desc>
                </draw:g>
              </table:table-cell>
              <table:table-cell office:value-type="float" office:value="1.199">
                <text:p>1.199</text:p>
                <draw:g>
                  <svg:desc>createData.E2:createData.E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739">
                <text:p>11.73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7.236">
                <text:p>117.23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71.247">
                <text:p>1171.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